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2.063cm" svg:y="16.033cm">
          <draw:image xlink:href="Pictures/10000201000001F4000001F423831BE2.png" xlink:type="simple" xlink:show="embed" xlink:actuate="onLoad">
            <text:p/>
          </draw:image>
        </draw:frame>
        <draw:custom-shape draw:style-name="gr7" draw:text-style-name="P7" xml:id="id1" draw:id="id1" draw:layer="layout" svg:width="2.198cm" svg:height="2.108cm" svg:x="18.162cm" svg:y="15.965cm">
          <text:p text:style-name="P7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2.198cm" svg:height="2.108cm" svg:x="30.163cm" svg:y="15.966cm">
          <text:p text:style-name="P7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0.36cm" svg:y1="17.019cm" svg:x2="30.163cm" svg:y2="17.02cm" draw:start-shape="id1" draw:start-glue-point="10" draw:end-shape="id2" draw:end-glue-point="6" svg:d="M20360 17019h4902v1h4901" svg:viewBox="0 0 980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50:17.935563632</dc:date>
    <dc:creator>elucterio </dc:creator>
    <meta:editing-duration>PT2H12M34S</meta:editing-duration>
    <meta:editing-cycles>18</meta:editing-cycles>
    <meta:generator>LibreOffice/4.2.8.2$Linux_X86_64 LibreOffice_project/420m0$Build-2</meta:generator>
    <meta:document-statistic meta:object-count="143"/>
  </office:meta>
</office:document-meta>
</file>